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34cm"/>
    </style:style>
    <style:style style:name="co3" style:family="table-column">
      <style:table-column-properties fo:break-before="auto" style:column-width="5.327cm"/>
    </style:style>
    <style:style style:name="co4" style:family="table-column">
      <style:table-column-properties fo:break-before="auto" style:column-width="5.604cm"/>
    </style:style>
    <style:style style:name="co5" style:family="table-column">
      <style:table-column-properties fo:break-before="auto" style:column-width="4.4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015" table:default-cell-style-name="ce1"/>
        <table:table-row table:style-name="ro1">
          <table:table-cell table:number-columns-repeated="6"/>
          <table:table-cell table:formula="of:=((1.51*0.415*10*0.415)/(4*3.141*3.141))*((1.51*0.415*10*0.415)/(4*3.141*3.141))*0.016*0.016" office:value-type="float" office:value="0.00000111171769550587">
            <text:p>0,00000111171769550587</text:p>
          </table:table-cell>
          <table:table-cell/>
          <table:table-cell table:formula="of:=((0.93*1.43*10*0.13)/(4*3.141*3.141))*((0.93*1.43*10*0.13)/(4*3.141*3.141))*0.016*0.016" office:value-type="float" office:value="0.000000491329582864535">
            <text:p>0,00000049132958286454</text:p>
          </table:table-cell>
          <table:table-cell table:number-columns-repeated="1015"/>
        </table:table-row>
        <table:table-row table:style-name="ro1">
          <table:table-cell/>
          <table:table-cell table:formula="of:=(1/12*0.7396*0.172225)*(1/12*0.7396*0.172225)*0.000025" office:value-type="float" office:value="0.00000000281684991828335">
            <text:p>0,00000000281684991828</text:p>
          </table:table-cell>
          <table:table-cell/>
          <table:table-cell table:formula="of:=(1/2*0.295*0.295+0.13*0.13)*(1/2*0.295*0.295+0.13*0.13)*0.000025" office:value-type="float" office:value="0.00000009124175390625">
            <text:p>0,0000000912417539062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formula="of:=(1/6*0.415*0.86)*(1/6*0.415*0.86)*0.001*0.001" office:value-type="float" office:value="0.00000000353826694444444">
            <text:p>0,00000000353826694444</text:p>
          </table:table-cell>
          <table:table-cell/>
          <table:table-cell table:formula="of:=1.43*0.295*1.43*0.295*0.001*0.001" office:value-type="float" office:value="0.0000001779574225">
            <text:p>0,00000017795742250000</text:p>
          </table:table-cell>
          <table:table-cell table:number-columns-repeated="2"/>
          <table:table-cell table:formula="of:=((1.51*1.51*0.415*10)/(4*3.141*3.141))*((1.51*1.51*0.415*10)/(4*3.141*3.141))*0.001*0.001" office:value-type="float" office:value="0.0000000574926403851005">
            <text:p>0,00000005749264038510</text:p>
          </table:table-cell>
          <table:table-cell/>
          <table:table-cell table:formula="of:=((0.93*0.93*0.13*10)/(4*3.141*3.141))*((0.93*0.93*0.13*10)/(4*3.141*3.141))*0.005*0.005" office:value-type="float" office:value="0.000000020293959028957">
            <text:p>0,00000002029395902896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formula="of:=2*0.415*0.415*2*0.415*0.415*0.001*0.001" office:value-type="float" office:value="0.0000001186458025">
            <text:p>0,00000011864580250000</text:p>
          </table:table-cell>
          <table:table-cell/>
          <table:table-cell table:formula="of:=2*1.43*0.13*2*1.43*0.13*0.001*0.001" office:value-type="float" office:value="0.00000013823524">
            <text:p>0,00000013823524000000</text:p>
          </table:table-cell>
          <table:table-cell table:number-columns-repeated="2"/>
          <table:table-cell table:formula="of:=((1.51*1.51*0.415*0.415)/(4*3.141*3.141))*((1.51*1.51*0.415*0.415)/(4*3.141*3.141))*0.001*0.001" office:value-type="float" office:value="0.0000000000990166999032394">
            <text:p>0,00000000009901669990</text:p>
          </table:table-cell>
          <table:table-cell/>
          <table:table-cell table:formula="of:=((0.93*0.93*1.43*10)/(4*3.141*3.141))/((0.93*0.93*1.43*10)/(4*3.141*3.141))*0.001*0.001" office:value-type="float" office:value="0.000001">
            <text:p>0,00000100000000000000</text:p>
          </table:table-cell>
          <table:table-cell table:number-columns-repeated="1015"/>
        </table:table-row>
        <table:table-row table:style-name="ro1">
          <table:table-cell/>
          <table:table-cell table:formula="of:=[.B2]+[.B5]+[.B8]" office:value-type="float" office:value="0.000000125000919362728">
            <text:p>0,00000012500091936273</text:p>
          </table:table-cell>
          <table:table-cell/>
          <table:table-cell table:formula="of:=[.D2]+[.D5]+[.D8]" office:value-type="float" office:value="0.00000040743441640625">
            <text:p>0,00000040743441640625</text:p>
          </table:table-cell>
          <table:table-cell table:number-columns-repeated="2"/>
          <table:table-cell table:formula="of:=[.G1]+[.G5]+[.G8]" office:value-type="float" office:value="0.00000116930935259087">
            <text:p>0,00000116930935259087</text:p>
          </table:table-cell>
          <table:table-cell/>
          <table:table-cell table:formula="of:=[.I1]+[.I5]+[.I8]" office:value-type="float" office:value="0.00000151162354189349">
            <text:p>0,00000151162354189349</text:p>
          </table:table-cell>
          <table:table-cell table:number-columns-repeated="1015"/>
        </table:table-row>
        <table:table-row table:style-name="ro2">
          <table:table-cell office:value-type="string">
            <text:p>blad preta</text:p>
          </table:table-cell>
          <table:table-cell table:formula="of:=SQRT([.B9])" office:value-type="float" office:value="0.000353554690766122">
            <text:p>0,00035355469076612200</text:p>
          </table:table-cell>
          <table:table-cell/>
          <table:table-cell table:formula="of:=SQRT([.D9])" office:value-type="float" office:value="0.000638305895638016">
            <text:p>0,00063830589563801600</text:p>
          </table:table-cell>
          <table:table-cell table:number-columns-repeated="2"/>
          <table:table-cell table:formula="of:=SQRT([.G9])" office:value-type="float" office:value="0.00108134608363413">
            <text:p>0,00108134608363413000</text:p>
          </table:table-cell>
          <table:table-cell/>
          <table:table-cell table:formula="of:=SQRT([.I9])" office:value-type="float" office:value="0.00122948100509666">
            <text:p>0,0012294810050966600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.00035">
            <text:p>0,00035000000000000000</text:p>
          </table:table-cell>
          <table:table-cell/>
          <table:table-cell office:value-type="float" office:value="0.00064">
            <text:p>0,00064000000000000000</text:p>
          </table:table-cell>
          <table:table-cell table:number-columns-repeated="2"/>
          <table:table-cell office:value-type="float" office:value="0.001">
            <text:p>0,00100000000000000000</text:p>
          </table:table-cell>
          <table:table-cell/>
          <table:table-cell office:value-type="float" office:value="0.0012">
            <text:p>0,00120000000000000000</text:p>
          </table:table-cell>
          <table:table-cell table:number-columns-repeated="1015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20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2">02.06.2011</text:date>, <text:time>23:04:2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2T20:57:52.81</meta:creation-date>
    <dc:date>2011-06-02T23:04:26.09</dc:date>
    <meta:editing-duration>PT00H04M52S</meta:editing-duration>
    <meta:editing-cycles>1</meta:editing-cycles>
    <meta:document-statistic meta:table-count="3" meta:cell-count="25" meta:object-count="0"/>
    <meta:generator>OpenOffice.org/3.2$Win32 OpenOffice.org_project/320m12$Build-9483</meta:generator>
  </office:meta>
</office:document-meta>
</file>